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Bilo – This massive island south of mainland Dreyüs is completely overran with dense tropical jungle, save man-made clearings and roadways. It's sibling isle is similarly covered in jungle, but is considered sacred by the people on the primary island, and is thus uninhabited save for a few ceremonial hermits.</text:p>
      <text:p text:style-name="P1"><text:tab/>The civilization of Bilo centers around their cistern-cities, large, wide shafts dug into the ground over hundreds of years. Clever use of stone rain collectors and extensive plumbing allows for the diversion of rainwater down into the depths of the cistern while allowing for buildings and infrastructure to be built into the wall of the shaft. These buildings have access to water as it flows down, and separate plumbing networks allow for the removal of waste. These waste pipes use gravity as well as divert water from the main system to flush waste down and away from the cistern, landing instead in separate cesspits built further into the ground. Failure to maintain these waste systems can be the death of cistern-city, as a pollution of their cistern could be disastrous and irreversible. </text:p>
      <text:p text:style-name="P1"><text:tab/>Safety measures are built into the cities, which are able to be sealed off section by section, preventing the movement of people and water. Entrances from the surface are similarly controlled, and key passages in, out, and through the city can all be collapsed via controlled detonations. Putting a cistern-city to siege is nearly impossible due to their stores, and assaulting one directly represents a hellish task of fighting through a tight, dark, maze-like environment. Traps, hard points, and killings holes stand in the way, and behind those wait the most fierce close quarter's fighters in all of Dreyüs. Indeed, infamous sky-pirates that came from Bilo exiles were living legends said to fight like five men when confronted below-decks. </text:p>
      <text:p text:style-name="P1"><text:tab/>While defined by its tight spaces and efficient nature, each city employs unique masonry patterns and signature decorations that pervade nearly every level of the structure. Cultural and religious significance are backed into these, typically reflecting the character of each individual city These decorations are added painstakingly over generations and generations, telling the stories of the city and those who lived there. <text:s/></text:p>
      <text:p text:style-name="P1"><text:tab/>The squall season, which is naturally more intense near the tropics, is particularly brutal on Bilo, thanks in part to the islands relatively level geography that provides no protection from the winds. Thus the necessity of the cistern-cities, these places act as refuges in times of war and storms for the entire civilization. Most families wish to own their own space within the cistern, and migrate to and from as the seasons allow. Others rely on the cities' migrant housing to provide a space to survive the stormy months before returning to rebuild their homes above each year. Water saved in the deep cisterns from the squalls works as a sort of abundant reserve, allowing for liberal use of the water for nearly every need. Filtration systems can ensure the water's potability, and droughts never inhibit farmland production during the calm season.</text:p>
      <text:p text:style-name="P1"><text:tab/>The society on Bilo is a rigid caste system that rises naturally from the geometry of the space. The wealthier inhabitants own and live in the space nearest to the top. They have access to the freshest water first, as well as being furthest away from the dank blackness of the cistern and the danger of the cesspits. Top-access also allows for easier access to trade, diplomatic meetings, and travel into and out of the city. Living below is a harsher existence, damp, lacking natural light, and cramped. A pipe failure could see your low level apartment flooded with the waster of floors above you, a ruinous experience, if not an outright deadly one. </text:p>
      <text:p text:style-name="P1"><text:tab/>The cities are inhabited year-round by a core population of administrators and technicians who operate the apparatus of state and cistern, as well as by the “rats”, those too poor to live anywhere but the depths of the cistern. Many “rats” are orphaned children and other discarded or forgotten peoples. Even those who managed to find work above and escape their hellish home typically find themselves forced back there come the storms. <text:s/></text:p>
      <text:p text:style-name="P1"><text:tab/>Outside the cities farmland is cleared by slashing and burning the jungle. These farms provide food for the cities as well as produce a handful of unique goods that are viewed as rare and exotic commodities on Dreyüs. Trade for these goods is controlled by the Ellian Kingdom, who spend exceptional effort to maintain this monopoly and prevent smugglers from the Shores of Sand wherever they can.</text:p>
      <text:p text:style-name="P1"><text:soft-page-break/><text:tab/>Merit is rewarded in Bilo, and those who prove themselves exceptionally skilled, or brutal, may find their station in life change for the better. However, Bilo society also has an extremely nuanced and rigid culture dominated by law, ritual, and convention. Rivalries between cities can last generations, often triggered by no more than an implied insult during a diplomatic event. The complexity of these conventions create a barrier between the Bilo culture and every other culture on Dreyüs such that Bilo peoples will never accept outsiders as their own. Indeed, even the relationship with Ellian traders is defined by it being an interaction with the “other”, and Ellian traders are exceptionally careful to keep the Bilo on good terms.</text:p>
      <text:p text:style-name="P1"><text:tab/>Significantly upsetting the status quo within or between cities can see oneself scapegoated and forced into exile. Indeed, exile is among the preferred punishments in the cistern-cities, as no other city will accept the ritualized shame of the exiled and a lack of access to shelter is a nearly a death sentence given the intensity of the squall season. Any Bilo exile who does wish to live typically enlists on a Ellian trade ship in order to flee to Dreyüs before the storms come. Some exiles never shake their Bilo nature, however many do integrate decently well, often intrigued by the freedom of those societies compared to their ow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0M5S</meta:editing-duration>
    <meta:editing-cycles>4</meta:editing-cycles>
    <meta:generator>OpenOffice/4.1.15$Win32 OpenOffice.org_project/4115m2$Build-9813</meta:generator>
    <dc:date>2024-05-09T00:21:05.26</dc:date>
    <meta:document-statistic meta:table-count="0" meta:image-count="0" meta:object-count="0" meta:page-count="2" meta:paragraph-count="11" meta:word-count="986" meta:character-count="6016"/>
    <meta:user-defined meta:name="Info 1"/>
    <meta:user-defined meta:name="Info 2"/>
    <meta:user-defined meta:name="Info 3"/>
    <meta:user-defined meta:name="Info 4"/>
  </office:meta>
</office:document-meta>
</file>